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5-01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4-01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3-01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2-09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2-01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1-03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0-09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20-01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9-09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9-04-23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8-09-12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8-04-26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8-01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7-09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7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6-09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2</text:p>
          </table:table-cell>
          <table:table-cell office:value-type="string" calcext:value-type="string">
            <text:p>DAKD-150</text:p>
          </table:table-cell>
          <table:table-cell office:value-type="string" calcext:value-type="string">
            <text:p>2016-05-2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